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20c7a7" officeooo:paragraph-rsid="000e59d6"/>
    </style:style>
    <style:style style:name="P4" style:family="paragraph" style:parent-style-name="Text_20_body">
      <style:text-properties officeooo:rsid="000e59d6" officeooo:paragraph-rsid="000e59d6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 style:list-style-name="L1">
      <style:text-properties officeooo:rsid="000c4d51" officeooo:paragraph-rsid="000e59d6"/>
    </style:style>
    <style:style style:name="P7" style:family="paragraph" style:parent-style-name="Text_20_body" style:list-style-name="L1">
      <style:text-properties officeooo:rsid="000c4d51" officeooo:paragraph-rsid="000c4d51"/>
    </style:style>
    <style:style style:name="P8" style:family="paragraph" style:parent-style-name="Text_20_body" style:list-style-name="L1">
      <style:text-properties officeooo:rsid="000c4d51" officeooo:paragraph-rsid="00101538"/>
    </style:style>
    <style:style style:name="P9" style:family="paragraph" style:parent-style-name="Text_20_body" style:list-style-name="L1">
      <style:text-properties officeooo:rsid="000e59d6" officeooo:paragraph-rsid="000c4d51"/>
    </style:style>
    <style:style style:name="P10" style:family="paragraph" style:parent-style-name="Text_20_body" style:list-style-name="L1">
      <style:text-properties officeooo:rsid="000e59d6" officeooo:paragraph-rsid="000e59d6"/>
    </style:style>
    <style:style style:name="P11" style:family="paragraph" style:parent-style-name="Text_20_body" style:list-style-name="L1">
      <style:text-properties officeooo:rsid="00101538" officeooo:paragraph-rsid="00101538"/>
    </style:style>
    <style:style style:name="P12" style:family="paragraph" style:parent-style-name="Text_20_body" style:list-style-name="L1">
      <style:text-properties officeooo:rsid="00101538" officeooo:paragraph-rsid="00111e86"/>
    </style:style>
    <style:style style:name="P13" style:family="paragraph" style:parent-style-name="Text_20_body" style:list-style-name="L1">
      <style:text-properties officeooo:rsid="001093b9" officeooo:paragraph-rsid="001093b9"/>
    </style:style>
    <style:style style:name="T1" style:family="text">
      <style:text-properties officeooo:rsid="000e59d6"/>
    </style:style>
    <style:style style:name="T2" style:family="text">
      <style:text-properties officeooo:rsid="001e1ed6"/>
    </style:style>
    <style:style style:name="T3" style:family="text">
      <style:text-properties officeooo:rsid="00101538"/>
    </style:style>
    <style:style style:name="T4" style:family="text">
      <style:text-properties officeooo:rsid="00111e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1">Contr</text:span><text:span text:style-name="T3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Francesco Bove : Tirocinant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9388836" text:style-name="L1">
              <text:list-item>
                <text:p text:style-name="P6"><text:span text:style-name="T1">Francesco Bove è un tirocinante..</text:span><text:span text:style-name="T4">Deve controllare a quale insegnate fara di riferimento.</text:span></text:p>
              </text:list-item>
              <text:list-item>
                <text:p text:style-name="P7"><text:s/><text:span text:style-name="T1">Francesco accende il pc.</text:span></text:p>
              </text:list-item>
              <text:list-item>
                <text:p text:style-name="P9">Si connette alla rete.</text:p>
              </text:list-item>
              <text:list-item>
                <text:p text:style-name="P10">Accede al sito dell'Asilo Mazzetti.</text:p>
              </text:list-item>
              <text:list-item>
                <text:p text:style-name="P6"><text:span text:style-name="T1">Effettua l'autenticazione, </text:span><text:span text:style-name="T2">venendo riconosciut</text:span><text:span text:style-name="T3">o</text:span><text:span text:style-name="T2"> come </text:span><text:span text:style-name="T1">tirocinante.</text:span></text:p>
              </text:list-item>
              <text:list-item>
                <text:p text:style-name="P8"><text:span text:style-name="T1">Sceglie l'area del sito, </text:span><text:span text:style-name="T3">dove è possibile controllare lo staff dell'asilo.</text:span></text:p>
              </text:list-item>
              <text:list-item>
                <text:p text:style-name="P8"><text:span text:style-name="T3">Accede alla lista dei <text:s/>“tirocinanti”</text:span><text:span text:style-name="T1"> .</text:span></text:p>
              </text:list-item>
              <text:list-item>
                <text:p text:style-name="P11">Scorre la lista fino a trovare il suo nome</text:p>
              </text:list-item>
              <text:list-item>
                <text:p text:style-name="P12"><text:span text:style-name="T4">Controlla il campo dove trova il nome dell'insegnate a cui fara riferimento</text:span></text:p>
              </text:list-item>
              <text:list-item>
                <text:p text:style-name="P11">Trova l'informazione di cui aveva bisogno.</text:p>
              </text:list-item>
              <text:list-item>
                <text:p text:style-name="P13">Chiude la lista.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9:49:35</meta:creation-date>
    <meta:editing-duration>PT11M15S</meta:editing-duration>
    <meta:editing-cycles>4</meta:editing-cycles>
    <meta:generator>LibreOffice/3.6$Windows_x86 LibreOffice_project/da8c1e6-fd468f4-454e206-f42a4a9-143cfd</meta:generator>
    <dc:date>2012-10-18T19:29:08.46</dc:date>
    <meta:document-statistic meta:table-count="1" meta:image-count="0" meta:object-count="0" meta:page-count="1" meta:paragraph-count="16" meta:word-count="107" meta:character-count="680" meta:non-whitespace-character-count="597"/>
  </office:meta>
</office:document-meta>
</file>